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erif" fo:font-weight="bold" officeooo:paragraph-rsid="00154444"/>
    </style:style>
    <style:style style:name="P2" style:family="paragraph" style:parent-style-name="Standard">
      <style:paragraph-properties fo:text-align="start" style:justify-single-word="false"/>
      <style:text-properties style:font-name="Noto Serif" fo:font-weight="bold" officeooo:paragraph-rsid="0016f97e"/>
    </style:style>
    <style:style style:name="P3" style:family="paragraph" style:parent-style-name="Standard">
      <style:paragraph-properties fo:text-align="start" style:justify-single-word="false"/>
      <style:text-properties style:font-name="Noto Serif" fo:font-weight="bold" officeooo:rsid="00154444" officeooo:paragraph-rsid="0027944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erif" fo:font-weight="bold" officeooo:rsid="00154444" officeooo:paragraph-rsid="0027944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erif" fo:font-weight="bold" officeooo:rsid="001020dd" officeooo:paragraph-rsid="001020d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oto Serif" fo:font-weight="bold" officeooo:rsid="001020dd" officeooo:paragraph-rsid="0027944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oto Serif" fo:font-weight="normal" officeooo:rsid="001020dd" officeooo:paragraph-rsid="001020d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oto Serif" fo:font-weight="normal" officeooo:rsid="0010f117" officeooo:paragraph-rsid="0010f11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Serif" fo:font-weight="normal" officeooo:rsid="00126889" officeooo:paragraph-rsid="0012688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Serif" fo:font-weight="normal" officeooo:rsid="00181436" officeooo:paragraph-rsid="0018143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Serif" fo:font-weight="normal" officeooo:rsid="0018ebbd" officeooo:paragraph-rsid="0018ebb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erif" fo:font-weight="normal" officeooo:rsid="001b3964" officeooo:paragraph-rsid="001b396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Serif" fo:font-weight="normal" officeooo:rsid="00191f7e" officeooo:paragraph-rsid="00191f7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oto Serif" fo:font-weight="normal" officeooo:rsid="002078a4" officeooo:paragraph-rsid="002078a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oto Serif" fo:font-weight="normal" officeooo:rsid="0024800a" officeooo:paragraph-rsid="0024800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oto Serif" fo:font-weight="normal" officeooo:rsid="00154444" officeooo:paragraph-rsid="0015444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oto Serif" fo:font-weight="normal" officeooo:rsid="00154444" officeooo:paragraph-rsid="00279444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Noto Serif" fo:font-weight="normal" officeooo:rsid="00154444" officeooo:paragraph-rsid="0027944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Serif" style:text-underline-style="solid" style:text-underline-width="auto" style:text-underline-color="font-color" fo:font-weight="normal" officeooo:rsid="001d048b" officeooo:paragraph-rsid="001d048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Serif" style:text-underline-style="solid" style:text-underline-width="auto" style:text-underline-color="font-color" fo:font-weight="normal" officeooo:rsid="001a8367" officeooo:paragraph-rsid="001a8367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Noto Serif" style:text-underline-style="solid" style:text-underline-width="auto" style:text-underline-color="font-color" fo:font-weight="normal" officeooo:rsid="0024800a" officeooo:paragraph-rsid="0024800a" style:font-weight-asian="normal" style:font-weight-complex="normal"/>
    </style:style>
    <style:style style:name="P22" style:family="paragraph" style:parent-style-name="Text_20_body">
      <style:paragraph-properties fo:margin-top="0in" fo:margin-bottom="0in" style:contextual-spacing="false" fo:padding="0in" fo:border="none"/>
      <style:text-properties style:font-name="Noto Serif" style:text-underline-style="solid" style:text-underline-width="auto" style:text-underline-color="font-color"/>
    </style:style>
    <style:style style:name="P23" style:family="paragraph" style:parent-style-name="Text_20_body">
      <style:paragraph-properties fo:margin-top="0in" fo:margin-bottom="0in" style:contextual-spacing="false" fo:padding="0in" fo:border="none"/>
      <style:text-properties style:font-name="Noto Serif" style:text-underline-style="solid" style:text-underline-width="auto" style:text-underline-color="font-color" officeooo:paragraph-rsid="0024800a"/>
    </style:style>
    <style:style style:name="P24" style:family="paragraph" style:parent-style-name="Standard">
      <style:paragraph-properties fo:text-align="start" style:justify-single-word="false"/>
      <style:text-properties style:font-name="Noto Serif" style:text-underline-style="none" fo:font-weight="normal" officeooo:rsid="001a8367" officeooo:paragraph-rsid="001a836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Noto Serif" style:text-underline-style="none" fo:font-weight="normal" officeooo:rsid="001d048b" officeooo:paragraph-rsid="001d048b" style:font-weight-asian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font-name="Noto Serif" style:text-underline-style="none" fo:font-weight="normal" officeooo:rsid="001d048b" officeooo:paragraph-rsid="001d048b" style:font-weight-asian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style:font-name="Noto Serif" style:text-underline-style="none" fo:font-weight="normal" officeooo:rsid="001d048b" officeooo:paragraph-rsid="0025c402" style:font-weight-asian="normal" style:font-weight-complex="normal"/>
    </style:style>
    <style:style style:name="P28" style:family="paragraph" style:parent-style-name="Text_20_body">
      <style:paragraph-properties fo:padding="0in" fo:border="none"/>
      <style:text-properties style:font-name="Noto Serif"/>
    </style:style>
    <style:style style:name="P29" style:family="paragraph" style:parent-style-name="Standard">
      <style:paragraph-properties fo:text-align="center" style:justify-single-word="false"/>
      <style:text-properties style:font-name="Noto Serif" fo:font-size="18pt" fo:font-weight="bold" officeooo:rsid="001020dd" officeooo:paragraph-rsid="001020dd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Noto Serif" fo:font-size="18pt" fo:font-weight="bold" officeooo:rsid="0024800a" officeooo:paragraph-rsid="0024800a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Noto Serif" fo:font-size="12pt" fo:letter-spacing="normal" fo:font-style="normal" fo:font-weight="normal" officeooo:rsid="0016f97e" officeooo:paragraph-rsid="0016f97e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1c917c" officeooo:paragraph-rsid="001c917c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1b3964" officeooo:paragraph-rsid="001b396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21d15a" officeooo:paragraph-rsid="0021d15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239ce5" officeooo:paragraph-rsid="00239ce5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padding="0in" fo:border="none"/>
    </style:style>
    <style:style style:name="P37" style:family="paragraph" style:parent-style-name="Heading_20_2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paragraph-rsid="0024800a" style:font-weight-asian="normal" style:font-weight-complex="normal"/>
    </style:style>
    <style:style style:name="P38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39" style:family="paragraph" style:parent-style-name="Text_20_body" style:list-style-name="L1">
      <style:paragraph-properties fo:margin-top="0in" fo:margin-bottom="0in" style:contextual-spacing="false" fo:padding="0in" fo:border="none"/>
      <style:text-properties officeooo:paragraph-rsid="0024800a"/>
    </style:style>
    <style:style style:name="P40" style:family="paragraph" style:parent-style-name="Text_20_body" style:list-style-name="L1">
      <style:paragraph-properties fo:padding="0in" fo:border="none"/>
    </style:style>
    <style:style style:name="P41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42" style:family="paragraph" style:parent-style-name="Text_20_body" style:list-style-name="L2">
      <style:paragraph-properties fo:padding="0in" fo:border="none"/>
    </style:style>
    <style:style style:name="P43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officeooo:rsid="00118365"/>
    </style:style>
    <style:style style:name="T2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fo:font-size="12pt" fo:letter-spacing="normal" fo:font-style="normal" fo:font-weight="normal" officeooo:rsid="00170306"/>
    </style:style>
    <style:style style:name="T4" style:family="text">
      <style:text-properties fo:font-variant="normal" fo:text-transform="none" fo:color="#202124" loext:opacity="100%" fo:font-size="12pt" fo:letter-spacing="normal" fo:font-style="normal" fo:font-weight="normal" officeooo:rsid="0016f97e"/>
    </style:style>
    <style:style style:name="T5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c917c" style:font-size-asian="12pt" style:font-size-complex="12pt"/>
    </style:style>
    <style:style style:name="T7" style:family="text">
      <style:text-properties fo:font-variant="normal" fo:text-transform="none" fo:color="#000000" loext:opacity="100%" style:font-name="Noto Serif" fo:font-size="12pt" fo:letter-spacing="normal" fo:font-style="normal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000000" loext:opacity="100%" style:font-name="Noto Serif" fo:font-size="12pt" fo:letter-spacing="normal" fo:font-style="normal" officeooo:rsid="001f2807" fo:background-color="transparent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fo:color="#000000" loext:opacity="100%" style:font-name="Noto Serif" fo:font-size="12pt" fo:letter-spacing="normal" fo:font-style="normal" officeooo:rsid="0025c402" fo:background-color="transparent" loext:char-shading-value="0" style:font-size-asian="10.5pt" style:font-size-complex="12pt" loext:padding="0in" loext:border="none"/>
    </style:style>
    <style:style style:name="T10" style:family="text">
      <style:text-properties fo:font-variant="normal" fo:text-transform="none" fo:color="#000000" loext:opacity="100%" style:font-name="Noto Serif" fo:font-size="12pt" fo:letter-spacing="normal" fo:font-style="normal" style:text-underline-style="solid" style:text-underline-width="auto" style:text-underline-color="font-color" officeooo:rsid="0025c402" fo:background-color="transparent" loext:char-shading-value="0" style:font-size-asian="10.5pt" style:font-size-complex="12pt" loext:padding="0in" loext:border="none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Noto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Noto Serif" fo:font-size="12pt" fo:letter-spacing="normal" fo:font-style="italic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style:font-name="Noto Serif" fo:font-size="12pt" fo:letter-spacing="normal" fo:font-style="normal" officeooo:rsid="002729bb" style:font-size-asian="12pt" style:font-size-complex="12pt"/>
    </style:style>
    <style:style style:name="T14" style:family="text">
      <style:text-properties fo:font-variant="normal" fo:text-transform="none" style:font-name="Noto Serif" fo:font-size="12pt" fo:letter-spacing="normal" fo:font-style="normal" officeooo:rsid="0024800a" style:font-size-asian="12pt" style:font-size-complex="12pt"/>
    </style:style>
    <style:style style:name="T15" style:family="text">
      <style:text-properties officeooo:rsid="00154444" style:font-weight-asian="bold" style:font-weight-complex="bold"/>
    </style:style>
    <style:style style:name="T16" style:family="text">
      <style:text-properties fo:font-weight="normal" officeooo:rsid="00154444" style:font-weight-asian="normal" style:font-weight-complex="normal"/>
    </style:style>
    <style:style style:name="T17" style:family="text">
      <style:text-properties officeooo:rsid="0016f97e"/>
    </style:style>
    <style:style style:name="T18" style:family="text">
      <style:text-properties officeooo:rsid="0019ab95"/>
    </style:style>
    <style:style style:name="T19" style:family="text">
      <style:text-properties style:font-name="Noto Serif"/>
    </style:style>
    <style:style style:name="T20" style:family="text">
      <style:text-properties style:font-name="Noto Serif" loext:padding="0in" loext:border="none"/>
    </style:style>
    <style:style style:name="T21" style:family="text">
      <style:text-properties style:font-name="Noto Serif" fo:font-weight="bold" style:font-weight-asian="bold" style:font-weight-complex="bold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/>
      </text:list-level-style-number>
      <text:list-level-style-number text:level="2" text:style-name="Numbering_20_Symbols" loext:num-list-format="%2%." style:num-suffix="." style:num-format="1">
        <style:list-level-properties text:space-before="1.03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53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2.02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51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3.00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99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48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97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mmands</text:p>
      <text:p text:style-name="P5"/>
      <text:p text:style-name="P5"/>
      <text:p text:style-name="P5">Linux</text:p>
      <text:p text:style-name="P5"/>
      <text:p text:style-name="P7">ctrl + alt + t <text:tab/>:<text:tab/>opens terminal</text:p>
      <text:p text:style-name="P8">rm<text:tab/><text:tab/>: <text:tab/>remove/delete</text:p>
      <text:p text:style-name="P8"><text:tab/>-<text:span text:style-name="T18">i<text:tab/>: <text:tab/>prompt before deletion</text:span></text:p>
      <text:p text:style-name="P8">ls<text:tab/><text:tab/>:<text:tab/>list files in a folder</text:p>
      <text:p text:style-name="P8"><text:tab/>-<text:span text:style-name="T17">s<text:tab/>:<text:tab/>list with their sizes</text:span></text:p>
      <text:p text:style-name="P8"><text:tab/>-<text:span text:style-name="T17">S<text:tab/>: <text:tab/>list and sort by size</text:span></text:p>
      <text:p text:style-name="P9">cd<text:tab/><text:tab/>:<text:tab/>return to home directory</text:p>
      <text:p text:style-name="P1"><text:span text:style-name="T16">pwd<text:tab/><text:tab/>:</text:span><text:span text:style-name="T15"><text:tab/></text:span><text:span text:style-name="T2">print the full system path of the current working directory</text:span></text:p>
      <text:p text:style-name="P31">mkdir<text:tab/><text:tab/>:<text:tab/>create a directory</text:p>
      <text:p text:style-name="P2"><text:span text:style-name="T4"><text:tab/>-</text:span><text:span text:style-name="T3">p<text:tab/>:<text:tab/>create a directory with nested subdirectories</text:span></text:p>
      <text:p text:style-name="P10">mv<text:tab/><text:tab/>:<text:tab/>move or rename a file/directory</text:p>
      <text:p text:style-name="P10"><text:tab/>-i<text:tab/>: <text:tab/>ask for confirmation before overwrite</text:p>
      <text:p text:style-name="P11">cp<text:tab/><text:tab/>: <text:tab/>copy a file/directory</text:p>
      <text:p text:style-name="P13">pwd<text:tab/><text:tab/>:<text:tab/>prints the path of the working directory, starting from the root</text:p>
      <text:p text:style-name="P14">touch<text:tab/><text:tab/>:<text:tab/>create a file</text:p>
      <text:p text:style-name="P12">wc<text:tab/><text:tab/>:<text:tab/><text:span text:style-name="T5">count the number of lines, words </text:span><text:span text:style-name="T6">and</text:span><text:span text:style-name="T5"> </text:span><text:span text:style-name="T6">characters</text:span><text:span text:style-name="T5"> in a file</text:span></text:p>
      <text:p text:style-name="P32">ctrl+c<text:tab/><text:tab/>:<text:tab/>escape hanged state in terminal</text:p>
      <text:p text:style-name="P32">cat<text:tab/><text:tab/>:<text:tab/>concatenate / show the content if opening a single file</text:p>
      <text:p text:style-name="P34">ctrl+shift+c<text:tab/>: <text:tab/>copy in terminal (same with paste)</text:p>
      <text:p text:style-name="P35">alt gr + é(2)<text:tab/>:<text:tab/>~</text:p>
      <text:p text:style-name="P35">alt gr + -(6)<text:tab/>:<text:tab/>|</text:p>
      <text:p text:style-name="P33"/>
      <text:p text:style-name="P20">Wildcards</text:p>
      <text:p text:style-name="P24">*<text:tab/><text:tab/>:<text:tab/>matches everything</text:p>
      <text:p text:style-name="P24">?<text:tab/><text:tab/>: <text:tab/>matches only one character </text:p>
      <text:p text:style-name="P25"/>
      <text:p text:style-name="P19">Operators</text:p>
      <text:p text:style-name="P25">&gt;<text:tab/><text:tab/>:<text:tab/>overwrites</text:p>
      <text:p text:style-name="P25">&gt;&gt;<text:tab/><text:tab/>:<text:tab/>appends</text:p>
      <text:p text:style-name="P26"><text:span text:style-name="Source_20_Text"><text:span text:style-name="T7">|<text:tab/><text:tab/>:<text:tab/></text:span></text:span><text:span text:style-name="Source_20_Text"><text:span text:style-name="T8">use the output of the command on the left as the input for the <text:tab/><text:tab/><text:tab/><text:tab/>command on the right</text:span></text:span></text:p>
      <text:p text:style-name="P27"><text:span text:style-name="Source_20_Text"><text:span text:style-name="T10">Software</text:span></text:span></text:p>
      <text:p text:style-name="P27"><text:span text:style-name="Source_20_Text"><text:span text:style-name="T9">Vscode<text:tab/>:<text:tab/>code</text:span></text:span></text:p>
      <text:p text:style-name="P27"><text:span text:style-name="Source_20_Text"><text:span text:style-name="T9">Libre Office<text:tab/>:<text:tab/>loffice</text:span></text:span></text:p>
      <text:p text:style-name="P6"><text:tab/></text:p>
      <text:p text:style-name="P6"><text:tab/></text:p>
      <text:p text:style-name="P5"><text:soft-page-break/>VS Code</text:p>
      <text:p text:style-name="P5"/>
      <text:p text:style-name="P7">ctrl + shift + p<text:tab/>:<text:tab/>opens <text:span text:style-name="T1">command </text:span>palette</text:p>
      <text:p text:style-name="P8">f11<text:tab/><text:tab/><text:tab/>:<text:tab/>full screen mode</text:p>
      <text:p text:style-name="P8">ctrl + (+/-)<text:tab/><text:tab/>:<text:tab/>zoom in/out </text:p>
      <text:p text:style-name="P8"/>
      <text:p text:style-name="P4">Virtual Box</text:p>
      <text:p text:style-name="P3"/>
      <text:p text:style-name="P17">right ctrl + f<text:tab/>:<text:tab/>full screen<text:tab/></text:p>
      <text:p text:style-name="P18"/>
      <text:p text:style-name="P30">Git</text:p>
      <text:p text:style-name="P30"/>
      <text:p text:style-name="P21">Commands related to a remote repository</text:p>
      <text:list xml:id="list3650314944" text:style-name="L1">
        <text:list-item>
          <text:list>
            <text:list-item>
              <text:p text:style-name="P38"><text:span text:style-name="Source_20_Text"><text:span text:style-name="T21">git clone git@github.com:USER-NAME/REPOSITORY-NAME.git</text:span></text:span></text:p>
            </text:list-item>
            <text:list-item>
              <text:p text:style-name="P39"><text:span text:style-name="Source_20_Text"><text:span text:style-name="T21">git push</text:span></text:span><text:span text:style-name="Source_20_Text"><text:span text:style-name="T20"> </text:span></text:span><text:span text:style-name="T19">or </text:span><text:span text:style-name="Source_20_Text"><text:span text:style-name="T21">git push origin main</text:span></text:span><text:span text:style-name="Source_20_Text"><text:span text:style-name="T20"> </text:span></text:span><text:span text:style-name="T19">(Both accomplish the same goal in this context)</text:span></text:p>
            </text:list-item>
          </text:list>
        </text:list-item>
      </text:list>
      <text:p text:style-name="P23">Commands related to the workflow</text:p>
      <text:list xml:id="list100439107470256" text:continue-numbering="true" text:style-name="L1">
        <text:list-item>
          <text:list>
            <text:list-item>
              <text:p text:style-name="P38"><text:span text:style-name="Source_20_Text"><text:span text:style-name="T21">git add .</text:span></text:span></text:p>
            </text:list-item>
            <text:list-item>
              <text:p text:style-name="P38"><text:span text:style-name="Source_20_Text"><text:span text:style-name="T21">git commit -m </text:span></text:span><text:span text:style-name="Source_20_Text"><text:span text:style-name="T20">"A message describing what you have done to make this snapshot different"</text:span></text:span></text:p>
            </text:list-item>
          </text:list>
        </text:list-item>
      </text:list>
      <text:p text:style-name="P22">Commands related to checking status or log history</text:p>
      <text:list xml:id="list100438733479906" text:continue-numbering="true" text:style-name="L1">
        <text:list-item>
          <text:list>
            <text:list-item>
              <text:p text:style-name="P38"><text:span text:style-name="Source_20_Text"><text:span text:style-name="T21">git status</text:span></text:span></text:p>
            </text:list-item>
            <text:list-item>
              <text:p text:style-name="P40"><text:span text:style-name="Source_20_Text"><text:span text:style-name="T21">git log</text:span></text:span></text:p>
            </text:list-item>
          </text:list>
        </text:list-item>
      </text:list>
      <text:p text:style-name="P36"><text:span text:style-name="T19">The basic Git syntax is </text:span><text:span text:style-name="Source_20_Text"><text:span text:style-name="T20">program | action | destination</text:span></text:span><text:span text:style-name="T19">.</text:span></text:p>
      <text:p text:style-name="P28">For example,</text:p>
      <text:list xml:id="list1260160834" text:style-name="L2">
        <text:list-item>
          <text:p text:style-name="P41"><text:span text:style-name="Source_20_Text"><text:span text:style-name="T20">git add . </text:span></text:span><text:span text:style-name="T19">is read as </text:span><text:span text:style-name="Source_20_Text"><text:span text:style-name="T20">git | add | .</text:span></text:span><text:span text:style-name="T19">, where the period represents everything in the current directory;</text:span></text:p>
        </text:list-item>
        <text:list-item>
          <text:p text:style-name="P41"><text:span text:style-name="Source_20_Text"><text:span text:style-name="T20">git commit -m "message" </text:span></text:span><text:span text:style-name="T19">is read as </text:span><text:span text:style-name="Source_20_Text"><text:span text:style-name="T20">git | commit -m | "message"</text:span></text:span><text:span text:style-name="T19">; and</text:span></text:p>
        </text:list-item>
        <text:list-item>
          <text:p text:style-name="P42"><text:span text:style-name="Source_20_Text"><text:span text:style-name="T20">git status </text:span></text:span><text:span text:style-name="T19">is read as </text:span><text:span text:style-name="Source_20_Text"><text:span text:style-name="T20">git | status | (no destination)</text:span></text:span><text:span text:style-name="T19">.</text:span></text:p>
        </text:list-item>
      </text:list>
      <text:h text:style-name="P37" text:outline-level="2"><text:span text:style-name="T13">T</text:span><text:span text:style-name="T14">he seven rules of a great Git commit message</text:span></text:h>
      <text:list xml:id="list3388070081" text:style-name="L3">
        <text:list-item>
          <text:p text:style-name="P43"><text:a xlink:type="simple" xlink:href="https://cbea.ms/git-commit/#separate" text:style-name="Internet_20_link" text:visited-style-name="Visited_20_Internet_20_Link"><text:span text:style-name="T11">Separate subject from body with a blank line</text:span></text:a></text:p>
        </text:list-item>
        <text:list-item>
          <text:p text:style-name="P43"><text:a xlink:type="simple" xlink:href="https://cbea.ms/git-commit/#limit-50" text:style-name="Internet_20_link" text:visited-style-name="Visited_20_Internet_20_Link"><text:span text:style-name="T11">Limit the subject line to 50 characters</text:span></text:a></text:p>
        </text:list-item>
        <text:list-item>
          <text:p text:style-name="P43"><text:a xlink:type="simple" xlink:href="https://cbea.ms/git-commit/#capitalize" text:style-name="Internet_20_link" text:visited-style-name="Visited_20_Internet_20_Link"><text:span text:style-name="T11">Capitalize the subject line</text:span></text:a></text:p>
        </text:list-item>
        <text:list-item>
          <text:p text:style-name="P43"><text:a xlink:type="simple" xlink:href="https://cbea.ms/git-commit/#end" text:style-name="Internet_20_link" text:visited-style-name="Visited_20_Internet_20_Link"><text:span text:style-name="T11">Do not end the subject line with a period</text:span></text:a></text:p>
        </text:list-item>
        <text:list-item>
          <text:p text:style-name="P43"><text:a xlink:type="simple" xlink:href="https://cbea.ms/git-commit/#imperative" text:style-name="Internet_20_link" text:visited-style-name="Visited_20_Internet_20_Link"><text:span text:style-name="T11">Use the imperative mood in the subject line</text:span></text:a></text:p>
        </text:list-item>
        <text:list-item>
          <text:p text:style-name="P43"><text:a xlink:type="simple" xlink:href="https://cbea.ms/git-commit/#wrap-72" text:style-name="Internet_20_link" text:visited-style-name="Visited_20_Internet_20_Link"><text:span text:style-name="T11">Wrap the body at 72 characters</text:span></text:a></text:p>
        </text:list-item>
        <text:list-item>
          <text:p text:style-name="P43"><text:a xlink:type="simple" xlink:href="https://cbea.ms/git-commit/#why-not-how" text:style-name="Internet_20_link" text:visited-style-name="Visited_20_Internet_20_Link"><text:span text:style-name="T11">Use the body to explain </text:span></text:a><text:a xlink:type="simple" xlink:href="https://cbea.ms/git-commit/#why-not-how" text:style-name="Internet_20_link" text:visited-style-name="Visited_20_Internet_20_Link"><text:span text:style-name="Emphasis"><text:span text:style-name="T12">what </text:span></text:span></text:a><text:a xlink:type="simple" xlink:href="https://cbea.ms/git-commit/#why-not-how" text:style-name="Internet_20_link" text:visited-style-name="Visited_20_Internet_20_Link"><text:span text:style-name="T11">and </text:span></text:a><text:a xlink:type="simple" xlink:href="https://cbea.ms/git-commit/#why-not-how" text:style-name="Internet_20_link" text:visited-style-name="Visited_20_Internet_20_Link"><text:span text:style-name="Emphasis"><text:span text:style-name="T12">why </text:span></text:span></text:a><text:a xlink:type="simple" xlink:href="https://cbea.ms/git-commit/#why-not-how" text:style-name="Internet_20_link" text:visited-style-name="Visited_20_Internet_20_Link"><text:span text:style-name="T11">vs. </text:span></text:a><text:a xlink:type="simple" xlink:href="https://cbea.ms/git-commit/#why-not-how" text:style-name="Internet_20_link" text:visited-style-name="Visited_20_Internet_20_Link"><text:span text:style-name="Emphasis"><text:span text:style-name="T12">how</text:span></text:span></text:a></text:p>
        </text:list-item>
      </text:list>
      <text:p text:style-name="P15"/>
      <text:p text:style-name="P8"/>
      <text:p text:style-name="P8"/>
      <text:p text:style-name="P8"/>
      <text:p text:style-name="P8"/>
      <text:p text:style-name="P1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2:09:07.919204120</meta:creation-date>
    <dc:date>2022-09-21T11:02:20.877347294</dc:date>
    <meta:editing-duration>PT3H47M10S</meta:editing-duration>
    <meta:editing-cycles>17</meta:editing-cycles>
    <meta:generator>LibreOffice/7.3.5.2$Linux_X86_64 LibreOffice_project/30$Build-2</meta:generator>
    <meta:document-statistic meta:table-count="0" meta:image-count="0" meta:object-count="0" meta:page-count="4" meta:paragraph-count="64" meta:word-count="429" meta:character-count="2176" meta:non-whitespace-character-count="1783"/>
  </office:meta>
</office:document-meta>
</file>